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Preformatted_20_Text">
      <style:paragraph-properties fo:text-align="start" style:justify-single-word="false"/>
      <style:text-properties fo:font-variant="normal" fo:text-transform="none" fo:color="#000000" fo:letter-spacing="normal" fo:font-style="normal" fo:font-weight="normal"/>
    </style:style>
    <style:style style:name="P2" style:family="paragraph" style:parent-style-name="Preformatted_20_Text">
      <style:paragraph-properties fo:text-align="start" style:justify-single-word="false"/>
      <style:text-properties fo:font-variant="normal" fo:text-transform="none" fo:color="#000000" fo:letter-spacing="normal"/>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margin-left="0in" fo:margin-right="0in" fo:text-align="start" style:justify-single-word="false" fo:text-indent="0in" style:auto-text-indent="false"/>
    </style:style>
    <style:style style:name="P5" style:family="paragraph" style:parent-style-name="Preformatted_20_Text">
      <style:paragraph-properties fo:margin-left="0in" fo:margin-right="0in" fo:text-align="start" style:justify-single-word="false" fo:text-indent="0in" style:auto-text-indent="false"/>
      <style:text-properties style:text-underline-style="solid" style:text-underline-width="auto" style:text-underline-color="font-color" fo:font-weight="bold" style:font-weight-asian="bold" style:font-weight-complex="bold"/>
    </style:style>
    <style:style style:name="P6" style:family="paragraph" style:parent-style-name="Preformatted_20_Text">
      <style:paragraph-properties fo:margin-top="0in" fo:margin-bottom="0.1965in" fo:text-align="start" style:justify-single-word="false"/>
    </style:style>
    <style:style style:name="T1" style:family="text">
      <style:text-properties fo:font-style="normal" fo:font-weight="normal"/>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CEn 425</text:p>
      <text:p text:style-name="Standard">HW 3</text:p>
      <text:p text:style-name="Standard">Jae Lee</text:p>
      <table:table table:name="Table1" table:style-name="Table1">
        <table:table-column table:style-name="Table1.A"/>
        <table:table-row>
          <table:table-cell table:style-name="Table1.A1" office:value-type="string">
            <text:p text:style-name="Standard">1. This doesn't work, because iHours might change between the two times when the interrupts were disabled. In other words, vUpdateTime interrupt can happen when the function is calculating the daylight savings.</text:p>
            <text:p text:style-name="Standard"/>
            <text:p text:style-name="Standard">2. 0x10000 can be off for 16-bit register</text:p>
            <text:p text:style-name="Standard"><text:s text:c="4"/>0x10000 can be off for 8-bit register</text:p>
            <text:p text:style-name="Standard"/>
            <text:p text:style-name="Standard">3. The bug about having a higher-priority interrupt that uses lSecondsSinceMidnight is that the higher-priority can happen when lSecondsToday is 0x1517f which is 86400 before it is set back to 0. In other words, lSecondsSinceMidnight will use this errorneous number 86400 which must have been set back to 0.</text:p>
          </table:table-cell>
        </table:table-row>
      </table:table>
      <text:p text:style-name="Standard">4.</text:p>
      <table:table table:name="Table2" table:style-name="Table2">
        <table:table-column table:style-name="Table2.A"/>
        <table:table-row>
          <table:table-cell table:style-name="Table2.A1" office:value-type="string">
            <text:p text:style-name="Table_20_Contents">a. push 2</text:p>
            <text:p text:style-name="Table_20_Contents"><text:s text:c="4"/>push 1</text:p>
            <text:p text:style-name="Table_20_Contents"><text:s text:c="4"/>call MyFunction</text:p>
            <text:p text:style-name="Table_20_Contents"><text:s text:c="5"/>...</text:p>
            <text:p text:style-name="Table_20_Contents"><text:s text:c="5"/>...</text:p>
            <text:p text:style-name="Table_20_Contents"><text:s text:c="4"/>add sp, 4 (This is for cleaning up the stack)</text:p>
            <text:p text:style-name="Table_20_Contents"/>
            <text:p text:style-name="Table_20_Contents">b. argWord = word[bp+4]</text:p>
            <text:p text:style-name="Table_20_Contents"><text:s text:c="4"/>argByte = byte[bp+6]</text:p>
            <text:p text:style-name="Table_20_Contents"><text:s text:c="4"/>localWord = word[bp-2]</text:p>
            <text:p text:style-name="Table_20_Contents"><text:s text:c="4"/>localByte = byte[bp-4]</text:p>
            <text:p text:style-name="Table_20_Contents"/>
            <text:p text:style-name="Table_20_Contents">c. Local variables are pushed onto the stack where allocates spaces for local variables</text:p>
          </table:table-cell>
        </table:table-row>
      </table:table>
      <text:p text:style-name="Standard">5.</text:p>
      <table:table table:name="Table3" table:style-name="Table3">
        <table:table-column table:style-name="Table3.A"/>
        <table:table-column table:style-name="Table3.B"/>
        <table:table-row>
          <table:table-cell table:style-name="Table3.A1" office:value-type="string">
            <text:p text:style-name="P5"><text:span text:style-name="T2">Original Code:</text:span></text:p>
            <text:p text:style-name="P4"><text:span text:style-name="T3"/></text:p>
            <text:p text:style-name="P4"><text:span text:style-name="T3">CC = cc</text:span></text:p>
            <text:p text:style-name="P1">CFLAGS = -g -Aa</text:p>
            <text:p text:style-name="P1">OBJ = src1.o src2.o src3.o</text:p>
            <text:p text:style-name="P3"/>
            <text:p text:style-name="P1">prog1: <text:s/>$(OBJ)</text:p>
            <text:p text:style-name="P2"><text:s text:c="8"/><text:span text:style-name="T1">$(CC) $(CFLAGS) $(OBJ) -o prog1</text:span></text:p>
            <text:p text:style-name="P3"/>
            <text:p text:style-name="P1">src1.o: ops.h def.h src1.c</text:p>
            <text:p text:style-name="P3"/>
            <text:p text:style-name="P1">src2.o: ops.h def.h src2.c</text:p>
            <text:p text:style-name="P3"/>
            <text:p text:style-name="P6"><text:span text:style-name="T3">src3.o: ops.h def2.h src3.c</text:span></text:p>
          </table:table-cell>
          <table:table-cell table:style-name="Table3.B1" office:value-type="string">
            <text:p text:style-name="P5">Pseudo-code:</text:p>
            <text:p text:style-name="P4"/>
            <text:p text:style-name="P4"/>
            <text:p text:style-name="P4">if(any of ops.h, def2.h, src3.c changes){</text:p>
            <text:p text:style-name="P4"><text:s text:c="4"/>change src3.o too</text:p>
            <text:p text:style-name="P4">}</text:p>
            <text:p text:style-name="P4">if(any of ops.h, def.h, src2.c changes){</text:p>
            <text:p text:style-name="P4"><text:s text:c="4"/>change src2.o too</text:p>
            <text:p text:style-name="P4">}</text:p>
            <text:p text:style-name="P4">if(any of ops.h, def.h, src1.c changes){</text:p>
            <text:p text:style-name="P4"><text:s text:c="4"/>change src1.o too</text:p>
            <text:p text:style-name="P4">}</text:p>
            <text:p text:style-name="P4">if(any of src1.o, src2.o, src3.o changes){</text:p>
            <text:p text:style-name="P4"><text:s text:c="4"/>run this code “cc -g -Aa src1.o, src2.o, src3.o -o prog1”</text:p>
            <text:p text:style-name="P4">}</text:p>
            <text:p text:style-name="P4"/>
            <text:p text:style-name="P4">In a make file, code runs from bottom to top because of the nested label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Lohit Devanagari2"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e Lee</meta:initial-creator>
    <meta:creation-date>2014-09-19T14:59:17</meta:creation-date>
    <dc:date>2014-09-19T16:51:38</dc:date>
    <dc:creator>Jae Lee</dc:creator>
    <meta:editing-duration>PT51M40S</meta:editing-duration>
    <meta:editing-cycles>4</meta:editing-cycles>
    <meta:generator>LibreOffice/3.5$Linux_X86_64 LibreOffice_project/235ab8a-3802056-4a8fed3-2d66ea8-e241b80</meta:generator>
    <meta:document-statistic meta:table-count="3" meta:image-count="0" meta:object-count="0" meta:page-count="1" meta:paragraph-count="43" meta:word-count="247" meta:character-count="1482" meta:non-whitespace-character-count="1215"/>
  </office:meta>
</office:document-meta>
</file>